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automatic-styles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Underline" style:family="text">
      <style:text-properties style:text-underline-style="solid"/>
    </style:style>
  </office:automatic-styles>
  <office:body>
    <office:text>
      <text:h text:outline-level="1">Formatted Chapter</text:h>
      <text:p><text:span text:style-name="Bold">bold text</text:span></text:p>
      <text:p><text:span text:style-name="Italic">italic text</text:span></text:p>
      <text:p><text:span text:style-name="Underline">underlined</text:span></text:p>
      <text:p text:style-name="Quotations">This is a blockquote paragraph.</text:p>
      <text:p>***</text:p>
      <text:p>After the break.</text:p>
    </office:text>
  </office:body>
</office:document-content>
</file>